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eir New" svg:font-family="'Coureir New'"/>
    <style:font-face style:name="Courire New" svg:font-family="'Courire New'"/>
    <style:font-face style:name="Lohit Devanagari1" svg:font-family="'Lohit Devanagari'"/>
    <style:font-face style:name="Math" svg:font-family="Math"/>
    <style:font-face style:name="SFMono-Regular" svg:font-family="SFMono-Regular, Consolas, 'Liberation Mono', Menlo, monospace"/>
    <style:font-face style:name="Time New Roman" svg:font-family="'Time New Roman'"/>
    <style:font-face style:name="Time new Roman" svg:font-family="'Time new Roman'"/>
    <style:font-face style:name="arial" svg:font-family="arial, sans-serif"/>
    <style:font-face style:name="Times" svg:font-family="Times" style:font-family-generic="roman"/>
    <style:font-face style:name="Times New Roman" svg:font-family="'Times New Roman'" style:font-family-generic="roman"/>
    <style:font-face style:name="Courier" svg:font-family="Courier"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4.1833in" fo:margin-left="1.3792in" table:align="left"/>
    </style:style>
    <style:style style:name="Table2.A" style:family="table-column">
      <style:table-column-properties style:column-width="4.1833in"/>
    </style:style>
    <style:style style:name="Table2.A1" style:family="table-cell">
      <style:table-cell-properties fo:padding="0.0382in" fo:border="0.05pt solid #000000"/>
    </style:style>
    <style:style style:name="Table3" style:family="table">
      <style:table-properties style:width="6.9271in" fo:margin-left="0in" table:align="left"/>
    </style:style>
    <style:style style:name="Table3.A" style:family="table-column">
      <style:table-column-properties style:column-width="2.6875in"/>
    </style:style>
    <style:style style:name="Table3.B" style:family="table-column">
      <style:table-column-properties style:column-width="4.2396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7.0583in" fo:margin-left="-0.0583in" table:align="left"/>
    </style:style>
    <style:style style:name="Table4.A" style:family="table-column">
      <style:table-column-properties style:column-width="7.058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4.3" style:family="table-row">
      <style:table-row-properties style:min-row-height="0.4681in"/>
    </style:style>
    <style:style style:name="Table5" style:family="table">
      <style:table-properties style:width="4.1833in" fo:margin-left="1.3792in" table:align="left"/>
    </style:style>
    <style:style style:name="Table5.A" style:family="table-column">
      <style:table-column-properties style:column-width="4.1833in"/>
    </style:style>
    <style:style style:name="Table5.A1" style:family="table-cell">
      <style:table-cell-properties fo:padding="0.0382in" fo:border="0.05pt solid #000000"/>
    </style:style>
    <style:style style:name="Table6" style:family="table">
      <style:table-properties style:width="6.9271in" fo:margin-left="0in" table:align="left"/>
    </style:style>
    <style:style style:name="Table6.A" style:family="table-column">
      <style:table-column-properties style:column-width="2.6875in"/>
    </style:style>
    <style:style style:name="Table6.B" style:family="table-column">
      <style:table-column-properties style:column-width="4.2396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7.0583in" fo:margin-left="-0.0583in" table:align="left"/>
    </style:style>
    <style:style style:name="Table7.A" style:family="table-column">
      <style:table-column-properties style:column-width="7.0583in"/>
    </style:style>
    <style:style style:name="Table7.A1" style:family="table-cell">
      <style:table-cell-properties fo:padding="0.0382in" fo:border="0.05pt solid #000000"/>
    </style:style>
    <style:style style:name="Table7.2" style:family="table-row">
      <style:table-row-properties style:min-row-height="0.4681in"/>
    </style:style>
    <style:style style:name="Table7.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Courier NEW"/>
    </style:style>
    <style:style style:name="P2" style:family="paragraph" style:parent-style-name="Standard">
      <style:text-properties style:font-name="Courire New" style:text-underline-style="solid" style:text-underline-width="auto" style:text-underline-color="font-color" fo:font-weight="bold" officeooo:rsid="000127cd" officeooo:paragraph-rsid="000127cd" style:font-weight-asian="bold" style:font-weight-complex="bold"/>
    </style:style>
    <style:style style:name="P3" style:family="paragraph" style:parent-style-name="Standard">
      <style:text-properties style:font-name="Courire New" fo:font-size="14pt" style:text-underline-style="solid" style:text-underline-width="auto" style:text-underline-color="font-color" fo:font-weight="bold" officeooo:rsid="000127cd" officeooo:paragraph-rsid="000127cd" style:font-size-asian="14pt" style:font-weight-asian="bold" style:font-size-complex="14pt" style:font-weight-complex="bold"/>
    </style:style>
    <style:style style:name="P4" style:family="paragraph" style:parent-style-name="Standard">
      <style:text-properties officeooo:paragraph-rsid="000127cd"/>
    </style:style>
    <style:style style:name="P5" style:family="paragraph" style:parent-style-name="Standard">
      <style:text-properties style:font-name="Courier New" officeooo:paragraph-rsid="000127cd"/>
    </style:style>
    <style:style style:name="P6" style:family="paragraph" style:parent-style-name="Standard">
      <style:text-properties style:font-name="Courier New" officeooo:rsid="000127cd" officeooo:paragraph-rsid="000127cd"/>
    </style:style>
    <style:style style:name="P7" style:family="paragraph" style:parent-style-name="Standard">
      <style:text-properties style:font-name="Courier New" officeooo:rsid="000127cd" officeooo:paragraph-rsid="000cc61d"/>
    </style:style>
    <style:style style:name="P8" style:family="paragraph" style:parent-style-name="Standard">
      <style:text-properties style:font-name="Courier New" style:text-underline-style="none" fo:font-weight="normal" officeooo:rsid="000127cd" officeooo:paragraph-rsid="000127cd" style:font-weight-asian="normal" style:font-weight-complex="normal"/>
    </style:style>
    <style:style style:name="P9" style:family="paragraph" style:parent-style-name="Standard">
      <style:text-properties style:font-name="Courier New" fo:font-size="14pt" style:text-underline-style="solid" style:text-underline-width="auto" style:text-underline-color="font-color" fo:font-weight="bold" officeooo:rsid="000127cd" officeooo:paragraph-rsid="000127cd" style:font-size-asian="14pt" style:font-weight-asian="bold" style:font-size-complex="14pt" style:font-weight-complex="bold"/>
    </style:style>
    <style:style style:name="P10" style:family="paragraph" style:parent-style-name="Standard">
      <style:text-properties style:font-name="Courier New" fo:font-size="14pt" style:text-underline-style="solid" style:text-underline-width="auto" style:text-underline-color="font-color" fo:font-weight="bold" officeooo:rsid="000719ad" officeooo:paragraph-rsid="000719ad" style:font-size-asian="14pt" style:font-weight-asian="bold" style:font-size-complex="14pt" style:font-weight-complex="bold"/>
    </style:style>
    <style:style style:name="P11" style:family="paragraph" style:parent-style-name="Standard">
      <style:text-properties style:font-name="Courier New" fo:font-size="14pt" style:text-underline-style="solid" style:text-underline-width="auto" style:text-underline-color="font-color" fo:font-weight="bold" officeooo:rsid="000719ad" officeooo:paragraph-rsid="000e7ea2" style:font-size-asian="14pt" style:font-weight-asian="bold" style:font-size-complex="14pt" style:font-weight-complex="bold"/>
    </style:style>
    <style:style style:name="P12" style:family="paragraph" style:parent-style-name="Standard">
      <style:text-properties style:font-name="Courier New" fo:font-size="14pt" fo:font-style="normal" style:text-underline-style="solid" style:text-underline-width="auto" style:text-underline-color="font-color" fo:font-weight="bold" officeooo:rsid="000127cd" officeooo:paragraph-rsid="001128b7" style:font-size-asian="14pt" style:font-style-asian="normal" style:font-weight-asian="bold" style:font-size-complex="14pt" style:font-style-complex="normal" style:font-weight-complex="bold"/>
    </style:style>
    <style:style style:name="P13" style:family="paragraph" style:parent-style-name="Standard">
      <style:text-properties style:font-name="Courier New" fo:font-size="14pt" fo:font-style="normal" style:text-underline-style="none" fo:font-weight="normal" officeooo:rsid="001128b7" officeooo:paragraph-rsid="001128b7" style:font-size-asian="14pt" style:font-style-asian="normal" style:font-weight-asian="normal" style:font-size-complex="14pt" style:font-style-complex="normal" style:font-weight-complex="normal"/>
    </style:style>
    <style:style style:name="P14" style:family="paragraph" style:parent-style-name="Standard">
      <style:text-properties style:font-name="Courier New" fo:font-size="14pt" fo:font-style="normal" style:text-underline-style="none" fo:font-weight="normal" officeooo:rsid="00118e93" officeooo:paragraph-rsid="00118e93" style:font-size-asian="14pt" style:font-style-asian="normal" style:font-weight-asian="normal" style:font-size-complex="14pt" style:font-style-complex="normal" style:font-weight-complex="normal"/>
    </style:style>
    <style:style style:name="P15" style:family="paragraph" style:parent-style-name="Standard">
      <style:text-properties style:font-name="Courier New" fo:font-size="14pt" fo:font-style="italic" style:text-underline-style="none" fo:font-weight="normal" officeooo:rsid="001128b7" officeooo:paragraph-rsid="001128b7" style:font-size-asian="14pt" style:font-style-asian="italic" style:font-weight-asian="normal" style:font-size-complex="14pt" style:font-style-complex="italic" style:font-weight-complex="normal"/>
    </style:style>
    <style:style style:name="P16" style:family="paragraph" style:parent-style-name="Standard">
      <style:text-properties style:font-name="Courier New" fo:font-style="italic" style:text-underline-style="none" fo:font-weight="bold" officeooo:rsid="000127cd" officeooo:paragraph-rsid="000127cd" style:font-style-asian="italic" style:font-weight-asian="bold" style:font-style-complex="italic" style:font-weight-complex="bold"/>
    </style:style>
    <style:style style:name="P17" style:family="paragraph" style:parent-style-name="Standard">
      <style:text-properties style:font-name="Courier New" fo:font-style="italic" style:text-underline-style="none" fo:font-weight="bold" officeooo:rsid="0002a19b" officeooo:paragraph-rsid="0002a19b" style:font-style-asian="italic" style:font-weight-asian="bold" style:font-style-complex="italic" style:font-weight-complex="bold"/>
    </style:style>
    <style:style style:name="P18" style:family="paragraph" style:parent-style-name="Standard">
      <style:text-properties style:font-name="Courier New" fo:font-style="normal" style:text-underline-style="none" fo:font-weight="normal" officeooo:rsid="000127cd" officeooo:paragraph-rsid="000127cd" style:font-style-asian="normal" style:font-weight-asian="normal" style:font-style-complex="normal" style:font-weight-complex="normal"/>
    </style:style>
    <style:style style:name="P19" style:family="paragraph" style:parent-style-name="Standard">
      <style:text-properties style:font-name="Courier New" fo:font-style="normal" style:text-underline-style="none" fo:font-weight="bold" officeooo:rsid="000127cd" officeooo:paragraph-rsid="000127cd" style:font-style-asian="normal" style:font-weight-asian="bold" style:font-style-complex="normal" style:font-weight-complex="bold"/>
    </style:style>
    <style:style style:name="P20" style:family="paragraph" style:parent-style-name="Standard">
      <style:text-properties style:font-name="Courier New" officeooo:rsid="0005df8b" officeooo:paragraph-rsid="0005df8b"/>
    </style:style>
    <style:style style:name="P21" style:family="paragraph" style:parent-style-name="Standard">
      <style:text-properties style:font-name="Courier New" fo:font-size="12pt" style:text-underline-style="none" fo:font-weight="normal" officeooo:rsid="000719ad" officeooo:paragraph-rsid="000719ad" style:font-size-asian="12pt" style:font-weight-asian="normal" style:font-size-complex="12pt" style:font-weight-complex="normal"/>
    </style:style>
    <style:style style:name="P22" style:family="paragraph" style:parent-style-name="Standard">
      <style:text-properties style:font-name="Courier New" fo:font-size="12pt" style:text-underline-style="none" fo:font-weight="normal" officeooo:rsid="000719ad" officeooo:paragraph-rsid="0007a135" style:font-size-asian="12pt" style:font-weight-asian="normal" style:font-size-complex="12pt" style:font-weight-complex="normal"/>
    </style:style>
    <style:style style:name="P23" style:family="paragraph" style:parent-style-name="Standard">
      <style:text-properties style:font-name="Courier New" fo:font-size="12pt" style:text-underline-style="none" fo:font-weight="normal" officeooo:rsid="000719ad" officeooo:paragraph-rsid="000a3198" style:font-size-asian="12pt" style:font-weight-asian="normal" style:font-size-complex="12pt" style:font-weight-complex="normal"/>
    </style:style>
    <style:style style:name="P24" style:family="paragraph" style:parent-style-name="Standard">
      <style:text-properties style:font-name="Courier New" fo:font-size="12pt" style:text-underline-style="none" fo:font-weight="normal" officeooo:rsid="000719ad" officeooo:paragraph-rsid="000ef9e6" style:font-size-asian="12pt" style:font-weight-asian="normal" style:font-size-complex="12pt" style:font-weight-complex="normal"/>
    </style:style>
    <style:style style:name="P25" style:family="paragraph" style:parent-style-name="Standard">
      <style:text-properties style:font-name="Courier New" fo:font-size="12pt" style:text-underline-style="none" fo:font-weight="normal" officeooo:rsid="000719ad" officeooo:paragraph-rsid="0010a6a3" style:font-size-asian="12pt" style:font-weight-asian="normal" style:font-size-complex="12pt" style:font-weight-complex="normal"/>
    </style:style>
    <style:style style:name="P26" style:family="paragraph" style:parent-style-name="Standard">
      <style:text-properties style:font-name="Courier New" fo:font-size="12pt" style:text-underline-style="none" fo:font-weight="normal" officeooo:rsid="00091f23" officeooo:paragraph-rsid="00091f23" style:font-size-asian="12pt" style:font-weight-asian="normal" style:font-size-complex="12pt" style:font-weight-complex="normal"/>
    </style:style>
    <style:style style:name="P27" style:family="paragraph" style:parent-style-name="Standard">
      <style:text-properties style:font-name="Courier New" fo:font-size="12pt" style:text-underline-style="none" fo:font-weight="normal" officeooo:rsid="00091f23" officeooo:paragraph-rsid="000ef9e6" style:font-size-asian="12pt" style:font-weight-asian="normal" style:font-size-complex="12pt" style:font-weight-complex="normal"/>
    </style:style>
    <style:style style:name="P28" style:family="paragraph" style:parent-style-name="Standard">
      <style:text-properties style:font-name="Courier New" fo:font-size="12pt" style:text-underline-style="none" fo:font-weight="normal" officeooo:rsid="000a3198" officeooo:paragraph-rsid="000a3198" style:font-size-asian="12pt" style:font-weight-asian="normal" style:font-size-complex="12pt" style:font-weight-complex="normal"/>
    </style:style>
    <style:style style:name="P29" style:family="paragraph" style:parent-style-name="Standard">
      <style:text-properties style:font-name="Courier New" fo:font-size="12pt" style:text-underline-style="none" fo:font-weight="normal" officeooo:rsid="000c1726" officeooo:paragraph-rsid="000c1726" style:font-size-asian="12pt" style:font-weight-asian="normal" style:font-size-complex="12pt" style:font-weight-complex="normal"/>
    </style:style>
    <style:style style:name="P30" style:family="paragraph" style:parent-style-name="Standard">
      <style:text-properties style:font-name="Courier New" fo:font-size="12pt" style:text-underline-style="none" fo:font-weight="normal" officeooo:rsid="0010a6a3" officeooo:paragraph-rsid="0010a6a3" style:font-size-asian="12pt" style:font-weight-asian="normal" style:font-size-complex="12pt" style:font-weight-complex="normal"/>
    </style:style>
    <style:style style:name="P31" style:family="paragraph" style:parent-style-name="Standard">
      <style:text-properties style:font-name="Courier New" fo:font-size="12pt" style:text-underline-style="none" fo:font-weight="bold" officeooo:rsid="000a3198" officeooo:paragraph-rsid="000c1726" style:font-size-asian="12pt" style:font-weight-asian="bold" style:font-size-complex="12pt" style:font-weight-complex="bold"/>
    </style:style>
    <style:style style:name="P32" style:family="paragraph" style:parent-style-name="Standard">
      <style:text-properties style:font-name="Courier New" fo:font-size="12pt" style:text-underline-style="solid" style:text-underline-width="auto" style:text-underline-color="font-color" fo:font-weight="bold" officeooo:rsid="000719ad" officeooo:paragraph-rsid="000719ad" style:font-size-asian="12pt" style:font-weight-asian="bold" style:font-size-complex="12pt" style:font-weight-complex="bold"/>
    </style:style>
    <style:style style:name="P33" style:family="paragraph" style:parent-style-name="Standard">
      <style:text-properties style:font-name="Courier New" fo:font-size="12pt" style:text-underline-style="solid" style:text-underline-width="auto" style:text-underline-color="font-color" fo:font-weight="bold" officeooo:rsid="000719ad" officeooo:paragraph-rsid="000dbbf0" style:font-size-asian="12pt" style:font-weight-asian="bold" style:font-size-complex="12pt" style:font-weight-complex="bold"/>
    </style:style>
    <style:style style:name="P34" style:family="paragraph" style:parent-style-name="Standard">
      <style:text-properties style:font-name="Courier New" fo:font-size="12pt" fo:font-style="italic" style:text-underline-style="none" fo:font-weight="bold" officeooo:rsid="000c1726" officeooo:paragraph-rsid="000c1726" style:font-size-asian="12pt" style:font-style-asian="italic" style:font-weight-asian="bold" style:font-size-complex="12pt" style:font-style-complex="italic" style:font-weight-complex="bold"/>
    </style:style>
    <style:style style:name="P35" style:family="paragraph" style:parent-style-name="Standard">
      <style:text-properties style:font-name="Courier New" fo:font-size="12pt" fo:font-style="italic" style:text-underline-style="none" fo:font-weight="normal" officeooo:rsid="000cc61d" officeooo:paragraph-rsid="000cc61d" style:font-size-asian="12pt" style:font-style-asian="italic" style:font-weight-asian="normal" style:font-size-complex="12pt" style:font-style-complex="italic" style:font-weight-complex="normal"/>
    </style:style>
    <style:style style:name="P36" style:family="paragraph" style:parent-style-name="Standard">
      <style:text-properties style:font-name="Courier New" fo:font-size="12pt" fo:font-style="italic" style:text-underline-style="none" fo:font-weight="normal" officeooo:rsid="000cc61d" officeooo:paragraph-rsid="000e7ea2" style:font-size-asian="12pt" style:font-style-asian="italic" style:font-weight-asian="normal" style:font-size-complex="12pt" style:font-style-complex="italic" style:font-weight-complex="normal"/>
    </style:style>
    <style:style style:name="P37" style:family="paragraph" style:parent-style-name="Standard">
      <style:text-properties style:font-name="Courier New" fo:font-size="12pt" fo:font-style="normal" style:text-underline-style="none" fo:font-weight="bold" officeooo:rsid="000ef9e6" officeooo:paragraph-rsid="000ef9e6" style:font-size-asian="12pt" style:font-style-asian="normal" style:font-weight-asian="bold" style:font-size-complex="12pt" style:font-style-complex="normal" style:font-weight-complex="bold"/>
    </style:style>
    <style:style style:name="P38" style:family="paragraph" style:parent-style-name="Standard">
      <style:text-properties style:font-name="Courier New" fo:font-size="12pt" fo:font-style="normal" style:text-underline-style="none" fo:font-weight="normal" officeooo:rsid="000c1726" officeooo:paragraph-rsid="000c1726" style:font-size-asian="12pt" style:font-style-asian="normal" style:font-weight-asian="normal" style:font-size-complex="12pt" style:font-style-complex="normal" style:font-weight-complex="normal"/>
    </style:style>
    <style:style style:name="P39" style:family="paragraph" style:parent-style-name="Standard">
      <style:text-properties style:font-name="Courier New" fo:font-size="12pt" fo:font-style="normal" style:text-underline-style="none" fo:font-weight="normal" officeooo:rsid="000c1726" officeooo:paragraph-rsid="000cc61d" style:font-size-asian="12pt" style:font-style-asian="normal" style:font-weight-asian="normal" style:font-size-complex="12pt" style:font-style-complex="normal" style:font-weight-complex="normal"/>
    </style:style>
    <style:style style:name="P40" style:family="paragraph" style:parent-style-name="Standard">
      <style:text-properties style:font-name="Courier New" fo:font-size="12pt" fo:font-style="normal" style:text-underline-style="none" fo:font-weight="normal" officeooo:rsid="000ed4b1" officeooo:paragraph-rsid="000ed4b1" style:font-size-asian="12pt" style:font-style-asian="normal" style:font-weight-asian="normal" style:font-size-complex="12pt" style:font-style-complex="normal" style:font-weight-complex="normal"/>
    </style:style>
    <style:style style:name="P41" style:family="paragraph" style:parent-style-name="Standard">
      <style:text-properties style:font-name="Courier New" fo:font-size="12pt" fo:font-style="normal" style:text-underline-style="none" fo:font-weight="normal" officeooo:rsid="000ed4b1" officeooo:paragraph-rsid="000ef9e6" style:font-size-asian="12pt" style:font-style-asian="normal" style:font-weight-asian="normal" style:font-size-complex="12pt" style:font-style-complex="normal" style:font-weight-complex="normal"/>
    </style:style>
    <style:style style:name="P42" style:family="paragraph" style:parent-style-name="Standard">
      <style:text-properties style:font-name="Courier New" fo:font-size="12pt" fo:font-style="normal" style:text-underline-style="none" fo:font-weight="normal" officeooo:rsid="000719ad" officeooo:paragraph-rsid="000ef9e6" style:font-size-asian="12pt" style:font-style-asian="normal" style:font-weight-asian="normal" style:font-size-complex="12pt" style:font-style-complex="normal" style:font-weight-complex="normal"/>
    </style:style>
    <style:style style:name="P43" style:family="paragraph" style:parent-style-name="Standard">
      <style:text-properties style:font-name="Courier New" officeooo:rsid="000dbbf0" officeooo:paragraph-rsid="000dbbf0"/>
    </style:style>
    <style:style style:name="P44" style:family="paragraph" style:parent-style-name="Standard">
      <style:text-properties officeooo:paragraph-rsid="0002a19b"/>
    </style:style>
    <style:style style:name="P45" style:family="paragraph" style:parent-style-name="Standard">
      <style:text-properties fo:font-style="italic" officeooo:rsid="0002a19b" officeooo:paragraph-rsid="0002a19b" style:font-style-asian="italic" style:font-style-complex="italic"/>
    </style:style>
    <style:style style:name="P46" style:family="paragraph" style:parent-style-name="Standard">
      <style:text-properties officeooo:paragraph-rsid="0005df8b"/>
    </style:style>
    <style:style style:name="P47" style:family="paragraph" style:parent-style-name="Standard">
      <style:text-properties officeooo:rsid="0005df8b" officeooo:paragraph-rsid="0002a19b"/>
    </style:style>
    <style:style style:name="P48" style:family="paragraph" style:parent-style-name="Standard">
      <style:text-properties officeooo:paragraph-rsid="000cc61d"/>
    </style:style>
    <style:style style:name="P49" style:family="paragraph" style:parent-style-name="Table_20_Contents">
      <style:text-properties style:font-name="Courier New" officeooo:rsid="000127cd" officeooo:paragraph-rsid="000127cd"/>
    </style:style>
    <style:style style:name="P50" style:family="paragraph" style:parent-style-name="Table_20_Contents">
      <style:text-properties style:font-name="Courier New" fo:font-size="12pt" style:font-size-asian="12pt" style:font-size-complex="12pt"/>
    </style:style>
    <style:style style:name="P51" style:family="paragraph" style:parent-style-name="Table_20_Contents">
      <style:text-properties style:font-name="Courier New" fo:font-size="12pt" officeooo:rsid="000719ad" officeooo:paragraph-rsid="000719ad" style:font-size-asian="12pt" style:font-size-complex="12pt"/>
    </style:style>
    <style:style style:name="P52" style:family="paragraph" style:parent-style-name="Table_20_Contents">
      <style:text-properties style:font-name="Courier New" fo:font-size="12pt" officeooo:rsid="000719ad" officeooo:paragraph-rsid="000e7ea2" style:font-size-asian="12pt" style:font-size-complex="12pt"/>
    </style:style>
    <style:style style:name="P53" style:family="paragraph" style:parent-style-name="Table_20_Contents">
      <style:text-properties style:font-name="Courier New" fo:font-size="12pt" officeooo:paragraph-rsid="00081e4f" style:font-size-asian="12pt" style:font-size-complex="12pt"/>
    </style:style>
    <style:style style:name="P54" style:family="paragraph" style:parent-style-name="Table_20_Contents">
      <style:text-properties style:font-name="Courier New" fo:font-size="12pt" officeooo:paragraph-rsid="00091f23" style:font-size-asian="12pt" style:font-size-complex="12pt"/>
    </style:style>
    <style:style style:name="P55" style:family="paragraph" style:parent-style-name="Table_20_Contents">
      <style:text-properties style:font-name="Courier New" fo:font-size="12pt" officeooo:paragraph-rsid="000e7ea2" style:font-size-asian="12pt" style:font-size-complex="12pt"/>
    </style:style>
    <style:style style:name="P56" style:family="paragraph" style:parent-style-name="Table_20_Contents">
      <style:text-properties style:font-name="Courier New" fo:font-size="12pt" officeooo:rsid="000ed4b1" officeooo:paragraph-rsid="000ed4b1" style:font-size-asian="12pt" style:font-size-complex="12pt"/>
    </style:style>
    <style:style style:name="P57" style:family="paragraph" style:parent-style-name="Table_20_Contents">
      <style:text-properties style:font-name="Courier New" fo:font-size="12pt" officeooo:paragraph-rsid="000ef9e6" style:font-size-asian="12pt" style:font-size-complex="12pt"/>
    </style:style>
    <style:style style:name="P58" style:family="paragraph" style:parent-style-name="Table_20_Contents">
      <style:text-properties style:font-name="Courier New" fo:font-weight="bold" officeooo:rsid="000127cd" officeooo:paragraph-rsid="000127cd" style:font-weight-asian="bold" style:font-weight-complex="bold"/>
    </style:style>
    <style:style style:name="P59" style:family="paragraph" style:parent-style-name="Table_20_Contents">
      <style:text-properties officeooo:paragraph-rsid="000cc61d"/>
    </style:style>
    <style:style style:name="P60" style:family="paragraph">
      <style:paragraph-properties fo:text-align="center"/>
      <style:text-properties fo:font-size="12pt"/>
    </style:style>
    <style:style style:name="P61" style:family="paragraph">
      <style:paragraph-properties fo:text-align="center"/>
    </style:style>
    <style:style style:name="T1" style:family="text">
      <style:text-properties style:text-position="super 58%"/>
    </style:style>
    <style:style style:name="T2" style:family="text">
      <style:text-properties style:text-position="super 58%" fo:font-weight="bold" style:font-weight-asian="bold" style:font-weight-complex="bold"/>
    </style:style>
    <style:style style:name="T3" style:family="text">
      <style:text-properties style:text-position="0% 100%"/>
    </style:style>
    <style:style style:name="T4" style:family="text">
      <style:text-properties style:text-position="0% 100%" style:font-name="Math"/>
    </style:style>
    <style:style style:name="T5" style:family="text">
      <style:text-properties style:text-position="0% 100%" fo:font-weight="bold" style:font-weight-asian="bold" style:font-weight-complex="bold"/>
    </style:style>
    <style:style style:name="T6" style:family="text">
      <style:text-properties style:text-position="0% 100%" fo:font-style="normal" fo:font-weight="bold" officeooo:rsid="0002a19b" style:font-style-asian="normal" style:font-weight-asian="bold" style:font-style-complex="normal" style:font-weight-complex="bold"/>
    </style:style>
    <style:style style:name="T7" style:family="text">
      <style:text-properties fo:font-weight="normal" style:font-weight-asian="normal" style:font-weight-complex="normal"/>
    </style:style>
    <style:style style:name="T8" style:family="text">
      <style:text-properties officeooo:rsid="0002a19b"/>
    </style:style>
    <style:style style:name="T9" style:family="text">
      <style:text-properties fo:font-style="normal" fo:font-weight="normal" officeooo:rsid="0002a19b" style:font-style-asian="normal" style:font-weight-asian="normal" style:font-style-complex="normal" style:font-weight-complex="normal"/>
    </style:style>
    <style:style style:name="T10" style:family="text">
      <style:text-properties fo:font-style="normal" style:text-underline-style="none" fo:font-weight="normal" officeooo:rsid="0002a19b" style:font-style-asian="normal" style:font-weight-asian="normal" style:font-style-complex="normal" style:font-weight-complex="normal"/>
    </style:style>
    <style:style style:name="T11" style:family="text">
      <style:text-properties style:font-name="Courier New" fo:font-style="normal" style:text-underline-style="none" fo:font-weight="normal" style:font-style-asian="normal" style:font-weight-asian="normal" style:font-style-complex="normal" style:font-weight-complex="normal"/>
    </style:style>
    <style:style style:name="T12" style:family="text">
      <style:text-properties style:font-name="Courier New" fo:font-style="normal" style:text-underline-style="none" fo:font-weight="normal" officeooo:rsid="000127cd" style:font-style-asian="normal" style:font-weight-asian="normal" style:font-style-complex="normal" style:font-weight-complex="normal"/>
    </style:style>
    <style:style style:name="T13" style:family="text">
      <style:text-properties style:font-name="Courier New" fo:font-style="normal" style:text-underline-style="none" fo:font-weight="normal" officeooo:rsid="0002a19b" style:font-style-asian="normal" style:font-weight-asian="normal" style:font-style-complex="normal" style:font-weight-complex="normal"/>
    </style:style>
    <style:style style:name="T14" style:family="text">
      <style:text-properties style:font-name="Courier New" fo:font-style="normal" style:text-underline-style="none" fo:font-weight="bold" officeooo:rsid="0002a19b" style:font-style-asian="normal" style:font-weight-asian="bold" style:font-style-complex="normal" style:font-weight-complex="bold"/>
    </style:style>
    <style:style style:name="T15" style:family="text">
      <style:text-properties style:font-name="Courier New" style:text-underline-style="none" fo:font-weight="normal" style:font-weight-asian="normal" style:font-weight-complex="normal"/>
    </style:style>
    <style:style style:name="T16" style:family="text">
      <style:text-properties style:font-name="Courier New" fo:font-style="italic" style:text-underline-style="none" fo:font-weight="normal" officeooo:rsid="0002a19b" style:font-style-asian="italic" style:font-weight-asian="normal" style:font-style-complex="italic" style:font-weight-complex="normal"/>
    </style:style>
    <style:style style:name="T17" style:family="text">
      <style:text-properties style:font-name="Courier New" fo:font-size="15pt" fo:font-style="normal" style:text-underline-style="none" fo:font-weight="bold" officeooo:rsid="0002a19b" style:font-size-asian="15pt" style:font-style-asian="normal" style:font-weight-asian="bold" style:font-size-complex="15pt" style:font-style-complex="normal" style:font-weight-complex="bold"/>
    </style:style>
    <style:style style:name="T18" style:family="text">
      <style:text-properties style:font-name="Courier New" officeooo:rsid="0004525e"/>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weight="bold" style:font-weight-asian="bold" style:font-weight-complex="bold"/>
    </style:style>
    <style:style style:name="T21" style:family="text">
      <style:text-properties fo:font-weight="bold" officeooo:rsid="00118e93" style:font-weight-asian="bold" style:font-weight-complex="bold"/>
    </style:style>
    <style:style style:name="T22" style:family="text">
      <style:text-properties style:font-name="Math"/>
    </style:style>
    <style:style style:name="T23" style:family="text">
      <style:text-properties style:text-position="sub 58%" style:font-name="Courier New" fo:font-size="16pt" fo:font-style="normal" style:text-underline-style="none" fo:font-weight="bold" officeooo:rsid="0002a19b" style:font-size-asian="16pt" style:font-style-asian="normal" style:font-weight-asian="bold" style:font-size-complex="16pt" style:font-style-complex="normal" style:font-weight-complex="bold"/>
    </style:style>
    <style:style style:name="T24" style:family="text">
      <style:text-properties style:text-position="sub 58%" style:font-name="Math" fo:font-size="15pt" fo:font-style="normal" style:text-underline-style="none" fo:font-weight="bold" officeooo:rsid="0002a19b" style:font-size-asian="15pt" style:font-style-asian="normal" style:font-weight-asian="bold" style:font-size-complex="15pt" style:font-style-complex="normal" style:font-weight-complex="bold"/>
    </style:style>
    <style:style style:name="T25" style:family="text">
      <style:text-properties fo:font-variant="normal" fo:text-transform="none" fo:color="#202124" style:font-name="Courier New" fo:font-size="10.5pt" fo:letter-spacing="normal" fo:font-style="normal" style:text-underline-style="none" fo:font-weight="normal" officeooo:rsid="0002a19b" style:font-style-asian="normal" style:font-weight-asian="normal" style:font-style-complex="normal" style:font-weight-complex="normal"/>
    </style:style>
    <style:style style:name="T26" style:family="text">
      <style:text-properties fo:font-variant="normal" fo:text-transform="none" fo:color="#202124" style:font-name="Time New Roman" fo:font-size="10.5pt" fo:letter-spacing="normal" fo:font-style="normal" style:text-underline-style="none" fo:font-weight="normal" officeooo:rsid="0002a19b" style:font-style-asian="normal" style:font-weight-asian="normal" style:font-style-complex="normal" style:font-weight-complex="normal"/>
    </style:style>
    <style:style style:name="T27" style:family="text">
      <style:text-properties fo:font-variant="normal" fo:text-transform="none" fo:color="#202124" style:font-name="Time New Roman" fo:font-size="10.5pt" fo:letter-spacing="normal" fo:font-style="normal" style:text-underline-style="none" fo:font-weight="normal" officeooo:rsid="00091f23" style:font-style-asian="normal" style:font-weight-asian="normal" style:font-style-complex="normal" style:font-weight-complex="normal"/>
    </style:style>
    <style:style style:name="T28" style:family="text">
      <style:text-properties fo:font-variant="normal" fo:text-transform="none" fo:color="#202124" style:text-position="0% 100%" style:font-name="Times New Roman" fo:letter-spacing="normal" fo:font-style="normal" fo:font-weight="bold" style:font-style-asian="normal" style:font-weight-asian="bold" style:font-style-complex="normal" style:font-weight-complex="bold"/>
    </style:style>
    <style:style style:name="T29" style:family="text">
      <style:text-properties fo:font-variant="normal" fo:text-transform="none" fo:color="#202124" style:text-position="0% 100%" fo:font-size="16pt" fo:letter-spacing="normal" fo:font-style="normal" officeooo:rsid="0007a135" style:font-size-asian="16pt" style:font-style-asian="normal" style:font-size-complex="16pt" style:font-style-complex="normal"/>
    </style:style>
    <style:style style:name="T30" style:family="text">
      <style:text-properties fo:font-variant="normal" fo:text-transform="none" fo:color="#202124" style:text-position="0% 100%" fo:letter-spacing="normal"/>
    </style:style>
    <style:style style:name="T31" style:family="text">
      <style:text-properties fo:font-variant="normal" fo:text-transform="none" fo:color="#202124" style:text-position="0% 100%" fo:letter-spacing="normal" fo:font-style="normal" style:font-style-asian="normal" style:font-style-complex="normal"/>
    </style:style>
    <style:style style:name="T32" style:family="text">
      <style:text-properties fo:font-variant="normal" fo:text-transform="none" fo:color="#202124" style:text-position="0% 100%" fo:letter-spacing="normal" fo:font-style="normal" officeooo:rsid="0007a135" style:font-style-asian="normal" style:font-style-complex="normal"/>
    </style:style>
    <style:style style:name="T33" style:family="text">
      <style:text-properties fo:font-variant="normal" fo:text-transform="none" fo:color="#202124" style:text-position="0% 100%" fo:letter-spacing="normal" fo:font-style="normal" officeooo:rsid="0002a19b" style:font-style-asian="normal" style:font-style-complex="normal"/>
    </style:style>
    <style:style style:name="T34" style:family="text">
      <style:text-properties fo:font-variant="normal" fo:text-transform="none" fo:color="#202124" style:text-position="0% 100%" fo:letter-spacing="normal" fo:font-style="normal" officeooo:rsid="000a3198" style:font-style-asian="normal" style:font-style-complex="normal"/>
    </style:style>
    <style:style style:name="T35" style:family="text">
      <style:text-properties fo:font-variant="normal" fo:text-transform="none" fo:color="#202124" style:text-position="0% 100%" fo:letter-spacing="normal" fo:font-style="normal" officeooo:rsid="000127cd" style:font-style-asian="normal" style:font-style-complex="normal"/>
    </style:style>
    <style:style style:name="T36" style:family="text">
      <style:text-properties fo:font-variant="normal" fo:text-transform="none" fo:color="#202124" style:text-position="0% 100%" fo:letter-spacing="normal" fo:font-style="normal" officeooo:rsid="0010a6a3" style:font-style-asian="normal" style:font-style-complex="normal"/>
    </style:style>
    <style:style style:name="T37" style:family="text">
      <style:text-properties fo:font-variant="normal" fo:text-transform="none" fo:color="#202124" style:text-position="0% 100%" fo:letter-spacing="normal" fo:font-style="normal" fo:font-weight="normal" style:font-style-asian="normal" style:font-weight-asian="normal" style:font-style-complex="normal" style:font-weight-complex="normal"/>
    </style:style>
    <style:style style:name="T38" style:family="text">
      <style:text-properties fo:font-variant="normal" fo:text-transform="none" fo:color="#202124" style:text-position="0% 100%" fo:letter-spacing="normal" officeooo:rsid="000ef9e6"/>
    </style:style>
    <style:style style:name="T39" style:family="text">
      <style:text-properties fo:font-variant="normal" fo:text-transform="none" fo:color="#202124" style:text-position="0% 100%" fo:letter-spacing="normal" fo:font-weight="normal" style:font-weight-asian="normal" style:font-weight-complex="normal"/>
    </style:style>
    <style:style style:name="T40" style:family="text">
      <style:text-properties fo:font-variant="normal" fo:text-transform="none" fo:color="#202124" style:text-position="0% 100%" fo:letter-spacing="normal" fo:font-weight="normal" officeooo:rsid="000ef9e6" style:font-weight-asian="normal" style:font-weight-complex="normal"/>
    </style:style>
    <style:style style:name="T41" style:family="text">
      <style:text-properties fo:font-variant="normal" fo:text-transform="none" fo:color="#202124" style:text-position="0% 100%" fo:font-size="15pt" fo:letter-spacing="normal" fo:font-style="normal" fo:font-weight="bold" style:font-size-asian="15pt" style:font-style-asian="normal" style:font-weight-asian="bold" style:font-size-complex="15pt" style:font-style-complex="normal" style:font-weight-complex="bold"/>
    </style:style>
    <style:style style:name="T42" style:family="text">
      <style:text-properties fo:font-variant="normal" fo:text-transform="none" fo:color="#202124" style:text-position="0% 100%" fo:font-size="15pt" fo:letter-spacing="normal" fo:font-weight="bold" officeooo:rsid="000719ad" style:font-size-asian="15pt" style:font-weight-asian="bold" style:font-size-complex="15pt" style:font-weight-complex="bold"/>
    </style:style>
    <style:style style:name="T43" style:family="text">
      <style:text-properties fo:font-variant="normal" fo:text-transform="none" fo:color="#202124" style:text-position="0% 100%" fo:font-size="20pt" fo:letter-spacing="normal" fo:font-style="normal" fo:font-weight="bold" officeooo:rsid="0007a135" style:font-size-asian="20pt" style:font-style-asian="normal" style:font-weight-asian="bold" style:font-size-complex="20pt" style:font-style-complex="normal" style:font-weight-complex="bold"/>
    </style:style>
    <style:style style:name="T44" style:family="text">
      <style:text-properties fo:font-variant="normal" fo:text-transform="none" fo:color="#202124" style:text-position="0% 100%" fo:font-size="20pt" fo:letter-spacing="normal" fo:font-weight="bold" officeooo:rsid="0007a135" style:font-size-asian="20pt" style:font-weight-asian="bold" style:font-size-complex="20pt" style:font-weight-complex="bold"/>
    </style:style>
    <style:style style:name="T45" style:family="text">
      <style:text-properties fo:font-variant="normal" fo:text-transform="none" fo:color="#202124" style:text-position="0% 100%" fo:font-size="9pt" fo:letter-spacing="normal" fo:font-style="normal" officeooo:rsid="0007a135" style:font-size-asian="9pt" style:font-style-asian="normal" style:font-size-complex="9pt" style:font-style-complex="normal"/>
    </style:style>
    <style:style style:name="T46" style:family="text">
      <style:text-properties fo:font-variant="normal" fo:text-transform="none" fo:color="#202124" style:text-position="0% 100%" fo:font-size="10pt" fo:letter-spacing="normal" fo:font-style="normal" officeooo:rsid="0007a135" style:font-size-asian="10pt" style:font-style-asian="normal" style:font-size-complex="10pt" style:font-style-complex="normal"/>
    </style:style>
    <style:style style:name="T47" style:family="text">
      <style:text-properties fo:font-variant="normal" fo:text-transform="none" fo:color="#202124" style:text-position="0% 100%" style:font-name="Math" fo:letter-spacing="normal"/>
    </style:style>
    <style:style style:name="T48" style:family="text">
      <style:text-properties fo:font-variant="normal" fo:text-transform="none" fo:color="#202124" style:text-position="0% 100%" style:font-name="Math" fo:letter-spacing="normal" fo:font-style="normal" style:font-style-asian="normal" style:font-style-complex="normal"/>
    </style:style>
    <style:style style:name="T49" style:family="text">
      <style:text-properties fo:font-variant="normal" fo:text-transform="none" fo:color="#202124" style:text-position="0% 100%" style:font-name="Math" fo:font-size="16pt" fo:letter-spacing="normal" fo:font-style="normal" fo:font-weight="bold" officeooo:rsid="0002a19b" style:font-size-asian="16pt" style:font-style-asian="normal" style:font-weight-asian="bold" style:font-size-complex="16pt" style:font-style-complex="normal" style:font-weight-complex="bold"/>
    </style:style>
    <style:style style:name="T50" style:family="text">
      <style:text-properties fo:font-variant="normal" fo:text-transform="none" fo:color="#202124" style:text-position="0% 100%" style:font-name="Math" fo:font-size="16pt" fo:letter-spacing="normal" fo:font-style="normal" style:font-size-asian="16pt" style:font-style-asian="normal" style:font-size-complex="16pt" style:font-style-complex="normal"/>
    </style:style>
    <style:style style:name="T51" style:family="text">
      <style:text-properties fo:font-variant="normal" fo:text-transform="none" fo:color="#202124" style:text-position="0% 100%" fo:font-size="14pt" fo:letter-spacing="normal" fo:font-style="normal" style:text-underline-style="solid" style:text-underline-width="auto" style:text-underline-color="font-color" officeooo:rsid="000127cd" style:font-size-asian="14pt" style:font-style-asian="normal" style:font-size-complex="14pt" style:font-style-complex="normal"/>
    </style:style>
    <style:style style:name="T52" style:family="text">
      <style:text-properties fo:font-variant="normal" fo:text-transform="none" fo:color="#202124" style:text-position="0% 100%" fo:font-size="14pt" fo:letter-spacing="normal" fo:font-style="normal" style:text-underline-style="solid" style:text-underline-width="auto" style:text-underline-color="font-color" officeooo:rsid="000c1726" style:font-size-asian="14pt" style:font-style-asian="normal" style:font-size-complex="14pt" style:font-style-complex="normal"/>
    </style:style>
    <style:style style:name="T53" style:family="text">
      <style:text-properties fo:font-variant="normal" fo:text-transform="none" fo:color="#202124" style:text-position="0% 100%" fo:font-size="14pt" fo:letter-spacing="normal" fo:font-style="normal" style:text-underline-style="solid" style:text-underline-width="auto" style:text-underline-color="font-color" officeooo:rsid="001128b7" style:font-size-asian="14pt" style:font-style-asian="normal" style:font-size-complex="14pt" style:font-style-complex="normal"/>
    </style:style>
    <style:style style:name="T54" style:family="text">
      <style:text-properties fo:font-variant="normal" fo:text-transform="none" fo:color="#202124" style:text-position="0% 100%" fo:font-size="14pt" fo:letter-spacing="normal" fo:font-style="normal" officeooo:rsid="000127cd" style:font-size-asian="14pt" style:font-style-asian="normal" style:font-size-complex="14pt" style:font-style-complex="normal"/>
    </style:style>
    <style:style style:name="T55" style:family="text">
      <style:text-properties fo:font-variant="normal" fo:text-transform="none" fo:color="#202124" style:text-position="0% 100%" style:font-name="Coureir New" fo:letter-spacing="normal"/>
    </style:style>
    <style:style style:name="T56" style:family="text">
      <style:text-properties fo:font-variant="normal" fo:text-transform="none" fo:color="#202124" style:text-position="0% 100%" style:font-name="Coureir New" fo:letter-spacing="normal" fo:font-style="normal" style:font-style-asian="normal" style:font-style-complex="normal"/>
    </style:style>
    <style:style style:name="T57" style:family="text">
      <style:text-properties fo:font-variant="normal" fo:text-transform="none" fo:color="#202124" style:text-position="0% 100%" style:font-name="Coureir New" fo:letter-spacing="normal" officeooo:rsid="000cc61d"/>
    </style:style>
    <style:style style:name="T58" style:family="text">
      <style:text-properties fo:font-variant="normal" fo:text-transform="none" fo:color="#202124" style:text-position="0% 100%" style:font-name="Coureir New" fo:letter-spacing="normal" fo:font-style="italic" style:font-style-asian="italic" style:font-style-complex="italic"/>
    </style:style>
    <style:style style:name="T59" style:family="text">
      <style:text-properties fo:font-variant="normal" fo:text-transform="none" fo:color="#202124" style:text-position="0% 100%" style:font-name="Time New Roman" fo:font-size="10.5pt" fo:letter-spacing="normal"/>
    </style:style>
    <style:style style:name="T60" style:family="text">
      <style:text-properties fo:font-variant="normal" fo:text-transform="none" fo:color="#202124" style:text-position="0% 100%" style:font-name="Time New Roman" fo:font-size="10.5pt" fo:letter-spacing="normal" officeooo:rsid="0002a19b"/>
    </style:style>
    <style:style style:name="T61" style:family="text">
      <style:text-properties fo:font-variant="normal" fo:text-transform="none" fo:color="#202124" style:text-position="0% 100%" style:font-name="Time New Roman" fo:font-size="10.5pt" fo:letter-spacing="normal" fo:font-style="normal" officeooo:rsid="0002a19b" style:font-style-asian="normal" style:font-style-complex="normal"/>
    </style:style>
    <style:style style:name="T62" style:family="text">
      <style:text-properties fo:font-variant="normal" fo:text-transform="none" fo:color="#202124" style:text-position="sub 58%" fo:font-size="20pt" fo:letter-spacing="normal" officeooo:rsid="000ef9e6" style:font-size-asian="20pt" style:font-size-complex="20pt"/>
    </style:style>
    <style:style style:name="T63" style:family="text">
      <style:text-properties fo:font-variant="normal" fo:text-transform="none" fo:color="#202124" style:text-position="sub 58%" style:font-name="Math" fo:font-size="15pt" fo:letter-spacing="normal" fo:font-style="normal" fo:font-weight="bold" officeooo:rsid="0002a19b" style:font-size-asian="15pt" style:font-style-asian="normal" style:font-weight-asian="bold" style:font-size-complex="15pt" style:font-style-complex="normal" style:font-weight-complex="bold"/>
    </style:style>
    <style:style style:name="T64" style:family="text">
      <style:text-properties fo:font-variant="normal" fo:text-transform="none" fo:color="#202124" style:text-position="sub 58%" fo:font-size="15pt" fo:letter-spacing="normal" officeooo:rsid="000ef9e6" style:font-size-asian="15pt" style:font-size-complex="15pt"/>
    </style:style>
    <style:style style:name="T65" style:family="text">
      <style:text-properties officeooo:rsid="0005df8b"/>
    </style:style>
    <style:style style:name="T66" style:family="text">
      <style:text-properties officeooo:rsid="000719ad"/>
    </style:style>
    <style:style style:name="T67" style:family="text">
      <style:text-properties style:font-name="Time New Roman" fo:font-style="normal" style:text-underline-style="none" fo:font-weight="bold" officeooo:rsid="0002a19b" style:font-style-asian="normal" style:font-weight-asian="bold" style:font-style-complex="normal" style:font-weight-complex="bold"/>
    </style:style>
    <style:style style:name="T68" style:family="text">
      <style:text-properties officeooo:rsid="00081e4f"/>
    </style:style>
    <style:style style:name="T69" style:family="text">
      <style:text-properties officeooo:rsid="000a3198"/>
    </style:style>
    <style:style style:name="T70" style:family="text">
      <style:text-properties officeooo:rsid="000dbbf0"/>
    </style:style>
    <style:style style:name="T71" style:family="text">
      <style:text-properties officeooo:rsid="000e7ea2"/>
    </style:style>
    <style:style style:name="T72" style:family="text">
      <style:text-properties officeooo:rsid="000ed4b1"/>
    </style:style>
    <style:style style:name="T73" style:family="text">
      <style:text-properties officeooo:rsid="000ef9e6"/>
    </style:style>
    <style:style style:name="T74" style:family="text">
      <style:text-properties officeooo:rsid="0010a6a3"/>
    </style:style>
    <style:style style:name="T75" style:family="text">
      <style:text-properties officeooo:rsid="001128b7"/>
    </style:style>
    <style:style style:name="T76" style:family="text">
      <style:text-properties officeooo:rsid="00118e93"/>
    </style:style>
    <style:style style:name="gr1" style:family="graphic">
      <style:graphic-properties draw:stroke="solid" svg:stroke-width="0.0098in" svg:stroke-color="#000000" draw:marker-start-width="0.0346in" draw:marker-end="" draw:marker-end-width="0.0346in"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098in" svg:stroke-color="#000000" draw:marker-start-width="0.0339in" draw:marker-end="" draw:marker-end-width="0.0339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table-cell table:style-name="Table1.A1" office:value-type="string">
            <text:p text:style-name="P49"><text:span text:style-name="T20">Hussain Izhar </text:span><text:s text:c="9"/>Assignement 2/ task 2 <text:s text:c="9"/><text:span text:style-name="T21">29</text:span><text:span text:style-name="T2">th</text:span><text:span text:style-name="T20"> March 2021</text:span></text:p>
            <text:p text:style-name="P58">L9EIKJ</text:p>
            <text:p text:style-name="P49"><text:a xlink:type="simple" xlink:href="mailto:l9eikj@inf.elte.hu" text:style-name="Internet_20_link" text:visited-style-name="Visited_20_Internet_20_Link"><text:span text:style-name="T20">l9eikj@inf.elte.hu</text:span></text:a></text:p>
            <text:p text:style-name="P58">Group 3</text:p>
          </table:table-cell>
        </table:table-row>
      </table:table>
      <text:p text:style-name="Standard"/>
      <text:p text:style-name="P3">TASK</text:p>
      <text:p text:style-name="P2"/>
      <text:p text:style-name="P1">At every competition of the National Angling Championship, the results of the competitors were recorded and put into a text file. Every line of the file contains the name of the angler the ID of the competition (string without spaces), and the species and the size of the caught fishes (pair of a string without spaces and a natural number). Data is separated by space or tab. The lines of the file are ordered by the name of the anglers. The file is assumed to be in the correct form. Sample line in the file:</text:p>
      <text:p text:style-name="P1">PETER LAC0512 carp 45 carp 53 catfish 96</text:p>
      <text:p text:style-name="P1"/>
      <text:p text:style-name="P5">(1) Give the angler who has caught the most fishes on one contest. Give the ID of the contest and the number of caught fishes, too.</text:p>
      <text:p text:style-name="P5">(2) How many contests there are where no fishes were caught?</text:p>
      <text:p text:style-name="P5"/>
      <text:p text:style-name="P9">(1) FIRST PART</text:p>
      <text:p text:style-name="P8"/>
      <text:p text:style-name="P16">Main Program:</text:p>
      <text:p text:style-name="P16"/>
      <text:p text:style-name="P4"><text:span text:style-name="T12">A = (f: infile(Line), </text:span><text:span text:style-name="T13">max</text:span><text:span text:style-name="T12">:contest_data*)</text:span></text:p>
      <text:p text:style-name="P18"><text:tab/>Line = rec(contest: contest_data*, catches: catch*) </text:p>
      <text:p text:style-name="P18"><text:tab/>contest_data <text:s/>= rec(angler_id: String, contest_id: String, counter: Int) </text:p>
      <text:p text:style-name="P18"><text:tab/>catch = rec(fish:String, Size: Int) </text:p>
      <text:p text:style-name="P18"/>
      <text:p text:style-name="P19">NOTE: <text:span text:style-name="T7">We don’t really use a recored for the catch*, we just read them directly from the file and work with the data itself, without actually storing it somewhere. </text:span></text:p>
      <text:p text:style-name="P19"><text:span text:style-name="T7"/></text:p>
      <text:p text:style-name="P19"><text:span text:style-name="T7"/></text:p>
      <text:p text:style-name="P16"/>
      <text:p text:style-name="P16"/>
      <text:p text:style-name="P16"/>
      <text:p text:style-name="P16"/>
      <text:p text:style-name="P16">New <text:span text:style-name="T8">State Space:</text:span><text:span text:style-name="T9"> </text:span></text:p>
      <text:p text:style-name="P17"><text:span text:style-name="T9"/></text:p>
      <text:p text:style-name="P44"><text:span text:style-name="T16">A </text:span><text:span text:style-name="T13">= (t:enor(contest_data), max:contest_data)</text:span></text:p>
      <text:p text:style-name="P45"><text:span text:style-name="T15">Pre: </text:span><text:span text:style-name="T11">(t=t’)</text:span></text:p>
      <text:p text:style-name="P45"><text:span text:style-name="T11"/></text:p>
      <text:p text:style-name="P44"><text:span text:style-name="T16">Post:</text:span><text:span text:style-name="T13"> max = </text:span><text:span text:style-name="T17">MAX</text:span><text:span text:style-name="T24">e∈t’</text:span><text:span text:style-name="T23"> </text:span><text:span text:style-name="T13">(e.counter)</text:span></text:p>
      <text:p text:style-name="P44"><text:span text:style-name="T13"/></text:p>
      <text:p text:style-name="P47"><text:span text:style-name="T13"/></text:p>
      <text:p text:style-name="P44"><draw:line text:anchor-type="paragraph" draw:z-index="0" draw:name="Shape1" draw:style-name="gr1" draw:text-style-name="P61" svg:x1="1.3902in" svg:y1="0.202in" svg:x2="1.3902in" svg:y2="2.3685in"><text:p/></draw:line><draw:line text:anchor-type="paragraph" draw:z-index="1" draw:name="Shape1_0" draw:style-name="gr1" draw:text-style-name="P61" svg:x1="5.5575in" svg:y1="0.202in" svg:x2="5.5575in" svg:y2="2.3685in"><text:p/></draw:line><text:soft-page-break/><text:span text:style-name="T13"/></text:p>
      <table:table table:name="Table2" table:style-name="Table2">
        <table:table-column table:style-name="Table2.A"/>
        <table:table-row>
          <table:table-cell table:style-name="Table2.A1" office:value-type="string">
            <text:p text:style-name="Table_20_Contents"><text:s text:c="32"/><text:span text:style-name="T18">t.first()</text:span></text:p>
          </table:table-cell>
        </table:table-row>
      </table:table>
      <text:p text:style-name="P44"><text:span text:style-name="T13"/></text:p>
      <text:p text:style-name="P46"><text:span text:style-name="T14"><text:s text:c="26"/></text:span><text:span text:style-name="T67"><text:s/></text:span><text:span text:style-name="T26">¬</text:span><text:span text:style-name="T25"> </text:span><text:span text:style-name="T13">t.end()</text:span><text:span text:style-name="T14"><text:tab/> <text:tab/> <text:s text:c="2"/></text:span></text:p>
      <text:p text:style-name="P6"><draw:line text:anchor-type="paragraph" draw:z-index="2" draw:name="Shape2" draw:style-name="gr2" draw:text-style-name="P61" svg:x1="1.798in" svg:y1="0.0811in" svg:x2="5.5579in" svg:y2="0.0811in"><text:p/></draw:line><draw:line text:anchor-type="paragraph" draw:z-index="5" draw:name="Shape1_1" draw:style-name="gr1" draw:text-style-name="P61" svg:x1="1.798in" svg:y1="0.0811in" svg:x2="1.798in" svg:y2="1.5067in"><text:p/></draw:line><draw:line text:anchor-type="paragraph" draw:z-index="6" draw:name="Shape2_2" draw:style-name="gr2" draw:text-style-name="P61" svg:x1="1.798in" svg:y1="0.0811in" svg:x2="2.1445in" svg:y2="0.6437in"><text:p/></draw:line><draw:line text:anchor-type="paragraph" draw:z-index="7" draw:name="Shape2_3" draw:style-name="gr2" draw:text-style-name="P61" svg:x1="5.1134in" svg:y1="0.6437in" svg:x2="5.5579in" svg:y2="0.0811in"><text:p/></draw:line></text:p>
      <text:p text:style-name="P6"/>
      <text:p text:style-name="P6"><draw:line text:anchor-type="paragraph" draw:z-index="3" draw:name="Shape2_0" draw:style-name="gr2" draw:text-style-name="P61" svg:x1="1.798in" svg:y1="0.2661in" svg:x2="5.5579in" svg:y2="0.2661in"><text:p/></draw:line><text:s text:c="21"/><text:span text:style-name="T65">t.current().couter &gt; max.couter</text:span></text:p>
      <text:p text:style-name="P6"><draw:line text:anchor-type="paragraph" draw:z-index="8" draw:name="Shape1_2" draw:style-name="gr1" draw:text-style-name="P61" svg:x1="4.8709in" svg:y1="0.0772in" svg:x2="4.8709in" svg:y2="0.9406in"><text:p/></draw:line></text:p>
      <text:p text:style-name="P6"><text:s/></text:p>
      <text:p text:style-name="P6"><draw:line text:anchor-type="paragraph" draw:z-index="4" draw:name="Shape2_1" draw:style-name="gr2" draw:text-style-name="P61" svg:x1="1.3902in" svg:y1="0.5744in" svg:x2="5.5575in" svg:y2="0.5626in"><text:p/></draw:line><draw:line text:anchor-type="paragraph" draw:z-index="9" draw:name="Shape2_4" draw:style-name="gr2" draw:text-style-name="P61" svg:x1="1.798in" svg:y1="0.2319in" svg:x2="4.8709in" svg:y2="0.2319in"><text:p/></draw:line><text:tab/><text:tab/><text:tab/> <text:s text:c="7"/><text:span text:style-name="T65">max := t.current() <text:s text:c="8"/>SKIP</text:span></text:p>
      <text:p text:style-name="P6"><text:s text:c="23"/></text:p>
      <text:p text:style-name="P6"><text:s text:c="27"/><text:span text:style-name="T65">t.next()</text:span></text:p>
      <text:p text:style-name="P6"/>
      <text:p text:style-name="P20"/>
      <text:p text:style-name="P20">Anology: Maximum Search<text:span text:style-name="T69">(</text:span>custom Enumerator<text:span text:style-name="T69">)</text:span></text:p>
      <text:p text:style-name="P20"/>
      <text:p text:style-name="P20">t:enor(E) ~ x:infile(<text:span text:style-name="T10">contest_data</text:span>) st,e,x:read</text:p>
      <text:p text:style-name="P20">f(e) <text:s text:c="5"/>~ e.counter </text:p>
      <text:p text:style-name="P20">H, &lt; <text:s text:c="5"/>~ Z, &lt;</text:p>
      <text:p text:style-name="P20"/>
      <text:p text:style-name="P20"/>
      <text:p text:style-name="P20"/>
      <text:p text:style-name="P10">CONTEST ENOUMERTOR <text:span text:style-name="T71">(ENOR(1))</text:span></text:p>
      <text:p text:style-name="P10"/>
      <text:p text:style-name="P32"/>
      <table:table table:name="Table3" table:style-name="Table3">
        <table:table-column table:style-name="Table3.A"/>
        <table:table-column table:style-name="Table3.B"/>
        <table:table-row>
          <table:table-cell table:style-name="Table3.A1" office:value-type="string">
            <text:p text:style-name="P51">enor(conte<text:span text:style-name="T71">st</text:span>_data*<text:span text:style-name="T72">)</text:span></text:p>
          </table:table-cell>
          <table:table-cell table:style-name="Table3.B1" office:value-type="string">
            <text:p text:style-name="P50"><text:s/><text:span text:style-name="T66">first(), next(), current(), end()</text:span></text:p>
          </table:table-cell>
        </table:table-row>
        <table:table-row>
          <table:table-cell table:style-name="Table3.A2" office:value-type="string">
            <text:p text:style-name="P51">f:infile(Line)</text:p>
            <text:p text:style-name="P51">m_current:contest_data</text:p>
            <text:p text:style-name="P51">m_end: <text:span text:style-name="T22">L </text:span></text:p>
          </table:table-cell>
          <table:table-cell table:style-name="Table3.B2" office:value-type="string">
            <text:p text:style-name="P50"><text:s/><text:span text:style-name="T66">first() ~ next()</text:span></text:p>
            <text:p text:style-name="P50"><text:s/><text:span text:style-name="T66">next() ~ see below </text:span></text:p>
            <text:p text:style-name="P50"><text:s/><text:span text:style-name="T66">current() ~ m_current</text:span></text:p>
            <text:p text:style-name="P50"><text:s/><text:span text:style-name="T66">end() <text:s text:c="2"/>~ m_end</text:span></text:p>
          </table:table-cell>
        </table:table-row>
      </table:table>
      <text:p text:style-name="P32"/>
      <text:p text:style-name="P21">Status:(norm, anbnorm)</text:p>
      <text:p text:style-name="P21"/>
      <text:p text:style-name="P21">A<text:span text:style-name="T1">next() </text:span><text:span text:style-name="T3">= (f:infile(Line), m_current:contest, m_end:L)</text:span></text:p>
      <text:p text:style-name="P21"><text:span text:style-name="T3">Pre</text:span><text:span text:style-name="T1">next()</text:span><text:span text:style-name="T3"> = (f := f’)</text:span></text:p>
      <text:p text:style-name="P22"><text:span text:style-name="T3">Post</text:span><text:span text:style-name="T1">next() </text:span><text:span text:style-name="T3">= (sf,df, f := read(f’) </text:span><text:span text:style-name="T5">^ </text:span><text:span text:style-name="T3">(m_end := sf=abnorm) </text:span><text:span text:style-name="T5">^ </text:span><text:span text:style-name="T6"><text:s/></text:span><text:span text:style-name="T33">¬</text:span><text:span text:style-name="T31">(m_end) </text:span><text:span text:style-name="T41">→</text:span><text:span text:style-name="T31"> </text:span><text:span text:style-name="T32">m_curren.angler_name = df.angler_name ^ m_current.contest_id = df.contest_id ^ <text:s text:c="4"/></text:span></text:p>
      <text:p text:style-name="P22"><text:span text:style-name="T32"><text:s text:c="17"/></text:span><text:span text:style-name="T45">|df.catches| </text:span></text:p>
      <text:p text:style-name="P22"><text:span text:style-name="T32">m_current.counter = </text:span><text:span text:style-name="T43">∑</text:span><text:span text:style-name="T29"> 1</text:span></text:p>
      <text:p text:style-name="P21"><text:span text:style-name="T32"><text:s text:c="18"/></text:span><text:span text:style-name="T46">i = 0</text:span><text:span text:style-name="T32"> </text:span></text:p>
      <text:p text:style-name="P21"><text:span text:style-name="T32"/></text:p>
      <text:p text:style-name="P21"><text:span text:style-name="T32"/></text:p>
      <text:p text:style-name="P21"><text:span text:style-name="T32"/></text:p>
      <text:p text:style-name="P21"><text:span text:style-name="T32"/></text:p>
      <text:p text:style-name="P21"><text:span text:style-name="T32"/></text:p>
      <text:p text:style-name="P21"><text:span text:style-name="T32"/></text:p>
      <text:p text:style-name="P21"><text:soft-page-break/><text:span text:style-name="T32"/></text:p>
      <table:table table:name="Table4" table:style-name="Table4">
        <table:table-column table:style-name="Table4.A"/>
        <table:table-row>
          <table:table-cell table:style-name="Table4.A1" office:value-type="string">
            <text:p text:style-name="P53"><draw:line text:anchor-type="paragraph" draw:z-index="10" draw:name="Shape3" draw:style-name="gr2" draw:text-style-name="P61" svg:x1="-0.0189in" svg:y1="0.4846in" svg:x2="0.5602in" svg:y2="0.9429in"><text:p/></draw:line><draw:line text:anchor-type="paragraph" draw:z-index="11" draw:name="Shape3_0" draw:style-name="gr2" draw:text-style-name="P61" svg:x1="6.3728in" svg:y1="0.985in" svg:x2="7.0228in" svg:y2="0.5161in"><text:p/></draw:line><draw:line text:anchor-type="paragraph" draw:z-index="12" draw:name="Shape1_3" draw:style-name="gr1" draw:text-style-name="P61" svg:x1="-0.0189in" svg:y1="0.5264in" svg:x2="-0.0189in" svg:y2="2.4016in"><text:p/></draw:line><text:s text:c="22"/><text:span text:style-name="T68">sf, df, f:read</text:span></text:p>
          </table:table-cell>
        </table:table-row>
        <table:table-row>
          <table:table-cell table:style-name="Table4.A2" office:value-type="string">
            <text:p text:style-name="P53"><draw:line text:anchor-type="paragraph" draw:z-index="13" draw:name="Shape1_4" draw:style-name="gr1" draw:text-style-name="P61" svg:x1="7.0228in" svg:y1="0.2602in" svg:x2="7.0228in" svg:y2="2.1354in"><text:p/></draw:line><text:s text:c="10"/><text:span text:style-name="T68">m_end, m_current.couter:=sf=abnorm, 0</text:span></text:p>
          </table:table-cell>
        </table:table-row>
        <table:table-row table:style-name="Table4.3">
          <table:table-cell table:style-name="Table4.A2" office:value-type="string">
            <text:p text:style-name="P54"><text:s text:c="22"/></text:p>
            <text:p text:style-name="P54"><text:s text:c="25"/><text:span text:style-name="T26">¬ </text:span><text:span text:style-name="T27">m_</text:span>end</text:p>
          </table:table-cell>
        </table:table-row>
      </table:table>
      <text:p text:style-name="P21"><draw:line text:anchor-type="paragraph" draw:z-index="15" draw:name="Shape1_6" draw:style-name="gr1" draw:text-style-name="P61" svg:x1="6.3484in" svg:y1="0.0228in" svg:x2="6.3528in" svg:y2="1.4394in"><text:p/></draw:line><text:span text:style-name="T32"><text:s text:c="68"/></text:span></text:p>
      <text:p text:style-name="P26"><text:span text:style-name="T32">m_</text:span><text:span text:style-name="T31">current.angler_name, m_current.contest_id := df.angler_name, </text:span></text:p>
      <text:p text:style-name="P26"><text:span text:style-name="T31">df.contest_id</text:span></text:p>
      <text:p text:style-name="P26"><draw:line text:anchor-type="paragraph" draw:z-index="16" draw:name="Shape1_7" draw:style-name="gr1" draw:text-style-name="P60" svg:x1="-0.039in" svg:y1="0.0791in" svg:x2="6.3531in" svg:y2="0.0791in"><text:p/></draw:line><text:span text:style-name="T31"/></text:p>
      <text:p text:style-name="P21"><text:span text:style-name="T32"><text:s text:c="19"/></text:span><text:span text:style-name="T34">i:1..|df.catches|</text:span><text:span text:style-name="T32"> <text:s text:c="27"/></text:span><text:span text:style-name="T34">SKIP</text:span><text:span text:style-name="T32"> <text:s text:c="6"/></text:span></text:p>
      <text:p text:style-name="P21"><draw:line text:anchor-type="paragraph" draw:z-index="17" draw:name="Shape1_8" draw:style-name="gr1" draw:text-style-name="P60" svg:x1="0.4882in" svg:y1="0.0661in" svg:x2="6.3528in" svg:y2="0.0661in"><text:p/></draw:line><draw:line text:anchor-type="paragraph" draw:z-index="18" draw:name="Shape1_9" draw:style-name="gr1" draw:text-style-name="P61" svg:x1="0.4839in" svg:y1="0.0661in" svg:x2="0.4839in" svg:y2="0.4953in"><text:p/></draw:line><text:span text:style-name="T32"/></text:p>
      <text:p text:style-name="P23"><draw:line text:anchor-type="paragraph" draw:z-index="14" draw:name="Shape1_5" draw:style-name="gr1" draw:text-style-name="P61" svg:x1="-0.039in" svg:y1="0.3063in" svg:x2="7.0028in" svg:y2="0.3063in"><text:p/></draw:line><text:span text:style-name="T32"><text:s text:c="7"/></text:span><text:span text:style-name="T34">m_current.counter := m.current.counter+1</text:span><text:span text:style-name="T32"> <text:s text:c="21"/></text:span></text:p>
      <text:p text:style-name="P23"><text:span text:style-name="T32"/></text:p>
      <text:p text:style-name="P23"><text:span text:style-name="T32"/></text:p>
      <text:p text:style-name="P23"><text:span text:style-name="T32"/></text:p>
      <text:p text:style-name="P23"><text:span text:style-name="T34">Analogy: Summation(on interval)</text:span><text:span text:style-name="T32"> <text:s/></text:span></text:p>
      <text:p text:style-name="P23"><text:span text:style-name="T34">t:[m..n]</text:span><text:span text:style-name="T32"> </text:span><text:span text:style-name="T34">~ [1.. | df.catches |]</text:span></text:p>
      <text:p text:style-name="P28"><text:span text:style-name="T31">f(i) <text:s text:c="4"/>~ 1 </text:span></text:p>
      <text:p text:style-name="P28"><text:span text:style-name="T31">s <text:s text:c="7"/>~ m_current.counter </text:span></text:p>
      <text:p text:style-name="P28"><text:span text:style-name="T31">H + 0 <text:s text:c="3"/>~ </text:span><text:span text:style-name="T48">Z</text:span><text:span text:style-name="T31"> + 0</text:span></text:p>
      <text:p text:style-name="P23"><text:span text:style-name="T32"/></text:p>
      <text:p text:style-name="P23"><text:span text:style-name="T32"/></text:p>
      <text:p text:style-name="P31"><text:span text:style-name="T32">N</text:span><text:span text:style-name="T31">OTE:</text:span><text:span text:style-name="T37"> In actual c++ implementaion, the enumerator is in a separate compilation unit. The Class name is called Contest.</text:span></text:p>
      <text:p text:style-name="P31"><text:span text:style-name="T37"/></text:p>
      <text:p text:style-name="P31"><text:span text:style-name="T37"/></text:p>
      <text:p text:style-name="P31"><text:span text:style-name="T37"/></text:p>
      <text:p text:style-name="P31"><text:span text:style-name="T51">(</text:span><text:span text:style-name="T53">2</text:span><text:span text:style-name="T51">) </text:span><text:span text:style-name="T52">Second</text:span><text:span text:style-name="T51"> PART</text:span></text:p>
      <text:p text:style-name="P29"><text:span text:style-name="T54"/></text:p>
      <text:p text:style-name="P29"><text:span text:style-name="T35">A </text:span><text:span text:style-name="T31">= (f:infile(Line*), cnt:</text:span><text:span text:style-name="T48">N</text:span><text:span text:style-name="T31">)</text:span></text:p>
      <text:p text:style-name="P29"><text:span text:style-name="T31"><text:tab/>Line:rec(angler_name:String, contest_id, cates:Catch*)</text:span></text:p>
      <text:p text:style-name="P29"><text:span text:style-name="T31"><text:tab/>Catch=rec(fiss:String, size:</text:span><text:span text:style-name="T48">N</text:span><text:span text:style-name="T56">) </text:span></text:p>
      <text:p text:style-name="P29"><text:span text:style-name="T56"/></text:p>
      <text:p text:style-name="P29"><text:span text:style-name="T56"/></text:p>
      <text:p text:style-name="P34"><text:span text:style-name="T55">New State Space:</text:span></text:p>
      <text:p text:style-name="P38"><text:span text:style-name="T55"/></text:p>
      <text:p text:style-name="P39"><text:span text:style-name="T58">A </text:span><text:span text:style-name="T57">= </text:span><text:span text:style-name="T55">(t:enor(angler_data*), cnt: </text:span><text:span text:style-name="T47">N</text:span><text:span text:style-name="T55">)</text:span></text:p>
      <text:p text:style-name="P39"><text:span text:style-name="T55"><text:tab/></text:span><text:span text:style-name="T57">angler_data = rec(id:String, no_fish_count:</text:span><text:span text:style-name="T47">N</text:span><text:span text:style-name="T57">)</text:span></text:p>
      <text:p text:style-name="P35"><text:span text:style-name="T55">Pre </text:span><text:span text:style-name="T56">= (t:=t’) </text:span><text:span text:style-name="T28">^</text:span><text:span text:style-name="T56"> t is sorted according to contest_id</text:span></text:p>
      <text:p text:style-name="P35"><text:span text:style-name="T56"><text:s text:c="23"/></text:span></text:p>
      <text:p text:style-name="P35"><text:span text:style-name="T55">Post </text:span><text:span text:style-name="T56">= (cnt <text:s text:c="2"/>:= <text:s text:c="5"/></text:span><text:span text:style-name="T43">∑</text:span><text:span text:style-name="T63">e∈t’</text:span><text:span text:style-name="T49"> </text:span><text:span text:style-name="T50">1</text:span><text:span text:style-name="T56">)</text:span></text:p>
      <text:p text:style-name="P35"><text:span text:style-name="T56"><text:tab/> <text:s text:c="4"/>e.no_fisht_count = 0<text:tab/></text:span></text:p>
      <text:p text:style-name="P35"><text:span text:style-name="T56"/></text:p>
      <text:p text:style-name="P35"><text:span text:style-name="T56">cond:= <text:s/>e.no_fisht_count = 0 (where no fish were caught)</text:span></text:p>
      <text:p text:style-name="P35"/>
      <text:p text:style-name="P35"/>
      <text:p text:style-name="P48"><draw:line text:anchor-type="paragraph" draw:z-index="19" draw:name="Shape1_10" draw:style-name="gr1" draw:text-style-name="P61" svg:x1="1.3902in" svg:y1="0.202in" svg:x2="1.3902in" svg:y2="2.3685in"><text:p/></draw:line><draw:line text:anchor-type="paragraph" draw:z-index="20" draw:name="Shape1_11" draw:style-name="gr1" draw:text-style-name="P61" svg:x1="5.5575in" svg:y1="0.202in" svg:x2="5.5575in" svg:y2="2.3685in"><text:p/></draw:line><text:soft-page-break/></text:p>
      <table:table table:name="Table5" table:style-name="Table5">
        <table:table-column table:style-name="Table5.A"/>
        <table:table-row>
          <table:table-cell table:style-name="Table5.A1" office:value-type="string">
            <text:p text:style-name="P59"><text:s text:c="32"/><text:span text:style-name="T18">t.first()</text:span></text:p>
          </table:table-cell>
        </table:table-row>
      </table:table>
      <text:p text:style-name="P48"><text:span text:style-name="T13"/></text:p>
      <text:p text:style-name="P48"><text:span text:style-name="T14"><text:s text:c="26"/></text:span><text:span text:style-name="T67"><text:s/></text:span><text:span text:style-name="T26">¬</text:span><text:span text:style-name="T25"> </text:span><text:span text:style-name="T13">t.end()</text:span><text:span text:style-name="T14"><text:tab/> <text:tab/> <text:s text:c="2"/></text:span></text:p>
      <text:p text:style-name="P7"><draw:line text:anchor-type="paragraph" draw:z-index="21" draw:name="Shape2_5" draw:style-name="gr2" draw:text-style-name="P61" svg:x1="1.798in" svg:y1="0.0811in" svg:x2="5.5579in" svg:y2="0.0811in"><text:p/></draw:line><draw:line text:anchor-type="paragraph" draw:z-index="24" draw:name="Shape1_12" draw:style-name="gr1" draw:text-style-name="P61" svg:x1="1.798in" svg:y1="0.0811in" svg:x2="1.798in" svg:y2="1.5067in"><text:p/></draw:line><draw:line text:anchor-type="paragraph" draw:z-index="25" draw:name="Shape2_8" draw:style-name="gr2" draw:text-style-name="P61" svg:x1="1.798in" svg:y1="0.0811in" svg:x2="2.1445in" svg:y2="0.6437in"><text:p/></draw:line><draw:line text:anchor-type="paragraph" draw:z-index="26" draw:name="Shape2_9" draw:style-name="gr2" draw:text-style-name="P61" svg:x1="5.1134in" svg:y1="0.6437in" svg:x2="5.5579in" svg:y2="0.0811in"><text:p/></draw:line></text:p>
      <text:p text:style-name="P7"/>
      <text:p text:style-name="P7"><draw:line text:anchor-type="paragraph" draw:z-index="22" draw:name="Shape2_6" draw:style-name="gr2" draw:text-style-name="P61" svg:x1="1.798in" svg:y1="0.2661in" svg:x2="5.5579in" svg:y2="0.2661in"><text:p/></draw:line><text:s text:c="21"/><text:span text:style-name="T70">t.current().no_fish_count = 0</text:span></text:p>
      <text:p text:style-name="P7"><draw:line text:anchor-type="paragraph" draw:z-index="27" draw:name="Shape1_13" draw:style-name="gr1" draw:text-style-name="P61" svg:x1="4.8709in" svg:y1="0.0772in" svg:x2="4.8709in" svg:y2="0.9406in"><text:p/></draw:line></text:p>
      <text:p text:style-name="P7"><text:s/></text:p>
      <text:p text:style-name="P7"><draw:line text:anchor-type="paragraph" draw:z-index="23" draw:name="Shape2_7" draw:style-name="gr2" draw:text-style-name="P61" svg:x1="1.3902in" svg:y1="0.5744in" svg:x2="5.5575in" svg:y2="0.5626in"><text:p/></draw:line><draw:line text:anchor-type="paragraph" draw:z-index="28" draw:name="Shape2_10" draw:style-name="gr2" draw:text-style-name="P61" svg:x1="1.798in" svg:y1="0.2319in" svg:x2="4.8709in" svg:y2="0.2319in"><text:p/></draw:line><text:tab/><text:tab/><text:tab/> <text:s text:c="11"/><text:span text:style-name="T70">cnt:=cnt+1 <text:s text:c="7"/></text:span><text:span text:style-name="T65"><text:s text:c="5"/>SKIP</text:span></text:p>
      <text:p text:style-name="P7"><text:s text:c="23"/></text:p>
      <text:p text:style-name="P7"><text:s text:c="27"/><text:span text:style-name="T65">t.next()</text:span></text:p>
      <text:p text:style-name="P7"/>
      <text:p text:style-name="P7"/>
      <text:p text:style-name="P43">Anology: Count (custom enumerator)</text:p>
      <text:p text:style-name="P43">t:enor(E) ~ x:infile(Line) st,e,x:read</text:p>
      <text:p text:style-name="P43">cond(e) <text:s/>~ <text:s/>(e.no_fish_count = 0)</text:p>
      <text:p text:style-name="P43"/>
      <text:p text:style-name="P43"/>
      <text:p text:style-name="P11">CONTEST ENOUMERTOR <text:span text:style-name="T71">(ENOR(2))</text:span></text:p>
      <text:p text:style-name="P33"/>
      <table:table table:name="Table6" table:style-name="Table6">
        <table:table-column table:style-name="Table6.A"/>
        <table:table-column table:style-name="Table6.B"/>
        <table:table-row>
          <table:table-cell table:style-name="Table6.A1" office:value-type="string">
            <text:p text:style-name="P52">enor(<text:span text:style-name="T71">angler_data*</text:span>)</text:p>
          </table:table-cell>
          <table:table-cell table:style-name="Table6.B1" office:value-type="string">
            <text:p text:style-name="P55"><text:s/><text:span text:style-name="T66">first(), next(), current(), end()</text:span></text:p>
          </table:table-cell>
        </table:table-row>
        <table:table-row>
          <table:table-cell table:style-name="Table6.A2" office:value-type="string">
            <text:p text:style-name="P56">m_contest:Contest</text:p>
            <text:p text:style-name="P52"><text:span text:style-name="T72">m_curren</text:span>:<text:span text:style-name="T72">angler</text:span>_data</text:p>
            <text:p text:style-name="P52">m_end: <text:span text:style-name="T22">L </text:span></text:p>
          </table:table-cell>
          <table:table-cell table:style-name="Table6.B2" office:value-type="string">
            <text:p text:style-name="P55"><text:s/><text:span text:style-name="T66">first() ~ next()</text:span></text:p>
            <text:p text:style-name="P55"><text:s/><text:span text:style-name="T66">next() ~ see below </text:span></text:p>
            <text:p text:style-name="P55"><text:s/><text:span text:style-name="T66">current() ~ m_current</text:span></text:p>
            <text:p text:style-name="P55"><text:s/><text:span text:style-name="T66">end() <text:s text:c="2"/>~ m_end</text:span></text:p>
          </table:table-cell>
        </table:table-row>
      </table:table>
      <text:p text:style-name="P36"><text:span text:style-name="T72"><text:s/>Contest=rec(angler_name:String, contest_id:String,counter:Int)</text:span></text:p>
      <text:p text:style-name="P36"/>
      <text:p text:style-name="P40">A<text:span text:style-name="T1">next()</text:span><text:span text:style-name="T3">= (m_contest:enor(Contest), m_current:angler_data, m_end:</text:span><text:span text:style-name="T4">L</text:span><text:span text:style-name="T3">)</text:span></text:p>
      <text:p text:style-name="P40"><text:span text:style-name="T3">Pre</text:span><text:span text:style-name="T1">next()</text:span><text:span text:style-name="T3"> = (m_contest:=m_contest’)</text:span></text:p>
      <text:p text:style-name="P41"><text:span text:style-name="T3">Post</text:span><text:span text:style-name="T1">next() </text:span><text:span text:style-name="T3">= (m_end:=m_contest’.end()) ^ </text:span><text:span text:style-name="T60">¬ </text:span><text:span text:style-name="T59">m_end </text:span><text:span text:style-name="T42">→ </text:span><text:span text:style-name="T30">m_current.id:=m_contest.current().contest_id ^</text:span></text:p>
      <text:p text:style-name="P41"><text:span text:style-name="T30"><text:tab/><text:tab/><text:tab/><text:tab/><text:tab/><text:tab/><text:tab/><text:tab/><text:tab/><text:tab/><text:tab/><text:tab/></text:span></text:p>
      <text:p text:style-name="P41"><text:span text:style-name="T38">m_current.no_fisht_count:= </text:span><text:span text:style-name="T57"><text:s text:c="3"/></text:span><text:span text:style-name="T44">∑</text:span><text:span text:style-name="T62">e</text:span><text:span text:style-name="T64">∈(m_contest’.current())</text:span><text:span text:style-name="T44"> </text:span><text:span text:style-name="T38">e.counter</text:span></text:p>
      <text:p text:style-name="P41"><text:span text:style-name="T38"><text:s text:c="20"/>m_current.id = e.current().contest_id</text:span></text:p>
      <text:p text:style-name="P41"><text:span text:style-name="T38"/></text:p>
      <text:p text:style-name="P41"><text:span text:style-name="T38"/></text:p>
      <text:p text:style-name="P41"><text:span text:style-name="T38"/></text:p>
      <text:p text:style-name="P41"><text:span text:style-name="T38"/></text:p>
      <text:p text:style-name="P41"><text:span text:style-name="T38"/></text:p>
      <text:p text:style-name="P37"><text:span text:style-name="T30">NOTE: </text:span><text:span text:style-name="T39">In actual c++ implementation, the custom enor is named Angler and is in a seprate translation unit.</text:span></text:p>
      <text:p text:style-name="P37"><text:span text:style-name="T40"/></text:p>
      <text:p text:style-name="P37"><text:span text:style-name="T40"/></text:p>
      <text:p text:style-name="P37"><text:span text:style-name="T40"/></text:p>
      <text:p text:style-name="P41"><text:span text:style-name="T38"/></text:p>
      <text:p text:style-name="P24"><text:span text:style-name="T32"/></text:p>
      <text:p text:style-name="P24"><text:soft-page-break/><text:span text:style-name="T32"/></text:p>
      <table:table table:name="Table7" table:style-name="Table7">
        <table:table-column table:style-name="Table7.A"/>
        <table:table-row>
          <table:table-cell table:style-name="Table7.A1" office:value-type="string">
            <text:p text:style-name="P57"><draw:line text:anchor-type="paragraph" draw:z-index="29" draw:name="Shape3_1" draw:style-name="gr2" draw:text-style-name="P61" svg:x1="-0.0189in" svg:y1="0.2555in" svg:x2="0.5602in" svg:y2="0.7138in"><text:p/></draw:line><draw:line text:anchor-type="paragraph" draw:z-index="30" draw:name="Shape3_2" draw:style-name="gr2" draw:text-style-name="P61" svg:x1="6.3728in" svg:y1="0.7189in" svg:x2="7.0228in" svg:y2="0.25in"><text:p/></draw:line><text:s text:c="22"/><text:span text:style-name="T73">m_end := m_contest.end()</text:span></text:p>
          </table:table-cell>
        </table:table-row>
        <table:table-row table:style-name="Table7.2">
          <table:table-cell table:style-name="Table7.A2" office:value-type="string">
            <text:p text:style-name="P57"><text:s text:c="22"/></text:p>
            <text:p text:style-name="P57"><draw:line text:anchor-type="paragraph" draw:z-index="31" draw:name="Shape1_14" draw:style-name="gr1" draw:text-style-name="P61" svg:x1="7.0228in" svg:y1="0.1236in" svg:x2="7.0228in" svg:y2="2.5362in"><text:p/></draw:line><text:s text:c="25"/><text:span text:style-name="T26">¬ </text:span><text:span text:style-name="T27">m_</text:span>end</text:p>
          </table:table-cell>
        </table:table-row>
      </table:table>
      <text:p text:style-name="P24"><draw:line text:anchor-type="paragraph" draw:z-index="33" draw:name="Shape1_17" draw:style-name="gr1" draw:text-style-name="P61" svg:x1="6.3488in" svg:y1="0.0228in" svg:x2="6.3425in" svg:y2="2.2949in"><text:p/></draw:line><draw:line text:anchor-type="paragraph" draw:z-index="37" draw:name="Shape1_15" draw:style-name="gr1" draw:text-style-name="P61" svg:x1="-0.039in" svg:y1="0.0181in" svg:x2="-0.0181in" svg:y2="2.2953in"><text:p/></draw:line><text:span text:style-name="T32"><text:s text:c="68"/></text:span></text:p>
      <text:p text:style-name="P30"><text:span text:style-name="T31">m_current.no_fish_count, m_current.id := 0, </text:span></text:p>
      <text:p text:style-name="P30"><text:span text:style-name="T31">m_contest.current().contest_id</text:span></text:p>
      <text:p text:style-name="P27"><draw:line text:anchor-type="paragraph" draw:z-index="34" draw:name="Shape1_18" draw:style-name="gr1" draw:text-style-name="P60" svg:x1="-0.039in" svg:y1="0.0791in" svg:x2="6.3531in" svg:y2="0.0791in"><text:p/></draw:line><text:span text:style-name="T31"/></text:p>
      <text:p text:style-name="P25"><text:span text:style-name="T32"><text:s text:c="2"/></text:span><text:span text:style-name="T61">¬ </text:span><text:span text:style-name="T36">m_contest.end()</text:span><text:span text:style-name="T32"> </text:span><text:span text:style-name="T36">and </text:span></text:p>
      <text:p text:style-name="P25"><text:span text:style-name="T36"><text:tab/><text:tab/>m_current.id = m_contest.current().contest_id <text:s text:c="9"/></text:span><text:span text:style-name="T34">SKIP</text:span><text:span text:style-name="T32"> <text:s text:c="6"/></text:span></text:p>
      <text:p text:style-name="P24"><draw:line text:anchor-type="paragraph" draw:z-index="35" draw:name="Shape1_19" draw:style-name="gr1" draw:text-style-name="P60" svg:x1="0.4882in" svg:y1="0.0661in" svg:x2="6.3528in" svg:y2="0.0661in"><text:p/></draw:line><draw:line text:anchor-type="paragraph" draw:z-index="36" draw:name="Shape1_20" draw:style-name="gr1" draw:text-style-name="P61" svg:x1="0.4839in" svg:y1="0.0661in" svg:x2="0.4839in" svg:y2="1.1618in"><text:p/></draw:line><text:span text:style-name="T32"/></text:p>
      <text:p text:style-name="P25"><text:span text:style-name="T32"><text:s text:c="6"/></text:span><text:span text:style-name="T36">m_current.no_fish_count := m_current.no_fish_count + </text:span></text:p>
      <text:p text:style-name="P25"><text:span text:style-name="T32"><text:s text:c="25"/></text:span><text:span text:style-name="T36">m_contest.current().couter</text:span></text:p>
      <text:p text:style-name="P42"><draw:line text:anchor-type="paragraph" draw:z-index="32" draw:name="Shape1_16" draw:style-name="gr1" draw:text-style-name="P61" svg:x1="-0.0181in" svg:y1="0.5953in" svg:x2="7.0236in" svg:y2="0.5953in"><text:p/></draw:line></text:p>
      <text:p text:style-name="P42"><draw:line text:anchor-type="paragraph" draw:z-index="38" draw:name="Shape1_21" draw:style-name="gr1" draw:text-style-name="P60" svg:x1="0.4839in" svg:y1="0.0366in" svg:x2="6.3213in" svg:y2="0.0602in"><text:p/></draw:line></text:p>
      <text:p text:style-name="P42"><text:s text:c="13"/><text:span text:style-name="T74">m_contest.next()</text:span></text:p>
      <text:p text:style-name="P42"/>
      <text:p text:style-name="P42"/>
      <text:p text:style-name="P42"/>
      <text:p text:style-name="P42"/>
      <text:p text:style-name="P12">(<text:span text:style-name="T75">3) TESTING:</text:span></text:p>
      <text:p text:style-name="P12"/>
      <text:p text:style-name="P15">TAKS ONE:</text:p>
      <text:p text:style-name="P13"/>
      <text:p text:style-name="P13">1. EMTPY FILE:</text:p>
      <text:p text:style-name="P13"><text:tab/>It should fail. It can also be a possibility that the file is empty and the line is read, but the data in the containers (likne angler_name, contest_id, and counter) is empty or zero. </text:p>
      <text:p text:style-name="P13">2. CORRECT CASE:</text:p>
      <text:p text:style-name="P13"><text:tab/>The program must return the expected ouptut. The correct answer must be found out by hand.</text:p>
      <text:p text:style-name="P13">3. INCORRECT FILE NAME:</text:p>
      <text:p text:style-name="P13"><text:tab/>The Program must throw and error stating, “The file you are retrieving data from doesn’t exit.” File name suggestion: “idk.txt”</text:p>
      <text:p text:style-name="P13">4. ALL ANGLERS HAVE CAUGHT THE SAME NUMBER OF FISH:</text:p>
      <text:p text:style-name="P13"><text:tab/>The program must return the first angler. </text:p>
      <text:p text:style-name="P13">5. ALL ANGLER HAVE CAUGHT ZERO NUMBER OF FISH</text:p>
      <text:p text:style-name="P13"><text:tab/>The program must return the first angler.</text:p>
      <text:p text:style-name="P13"/>
      <text:p text:style-name="P13"/>
      <text:p text:style-name="P13"/>
      <text:p text:style-name="P13"/>
      <text:p text:style-name="P15"><text:soft-page-break/>TASK TWO:</text:p>
      <text:p text:style-name="P13"/>
      <text:p text:style-name="P13">1. EMPTY FILE:</text:p>
      <text:p text:style-name="P13"><text:tab/>The program must fail. It can also be a possibility that the file is empty and the lines are read, but the stored data in the containers is empty of zero. </text:p>
      <text:p text:style-name="P13">2. CORRENT CASE:</text:p>
      <text:p text:style-name="P13"><text:tab/>The program must return the expected result. The correct answer must be found out by hand.</text:p>
      <text:p text:style-name="P13">3. INCORRECT FILE NAME:</text:p>
      <text:p text:style-name="P13"><text:tab/>The Program must throw an error stating, “File error!”. File name suggestion: “idk.txt”.</text:p>
      <text:p text:style-name="P13">4. <text:span text:style-name="T76">ON ALL CONTESTS ONE OR MORE FISH WERE CAUGHT</text:span>:</text:p>
      <text:p text:style-name="P13"><text:tab/>The program must return <text:span text:style-name="T76">the count as zero. </text:span></text:p>
      <text:p text:style-name="P14">5. ON ALL THE CONTESTS, NO FISH WAS CAUGHT:</text:p>
      <text:p text:style-name="P14"><text:tab/>The count which the program returns must be equal to the number of the contest that happened (or are inside the file).</text:p>
      <text:p text:style-name="P12"><text:span text:style-name="T1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eir New" svg:font-family="'Coureir New'"/>
    <style:font-face style:name="Courire New" svg:font-family="'Courire New'"/>
    <style:font-face style:name="Lohit Devanagari1" svg:font-family="'Lohit Devanagari'"/>
    <style:font-face style:name="Math" svg:font-family="Math"/>
    <style:font-face style:name="SFMono-Regular" svg:font-family="SFMono-Regular, Consolas, 'Liberation Mono', Menlo, monospace"/>
    <style:font-face style:name="Time New Roman" svg:font-family="'Time New Roman'"/>
    <style:font-face style:name="Time new Roman" svg:font-family="'Time new Roman'"/>
    <style:font-face style:name="arial" svg:font-family="arial, sans-serif"/>
    <style:font-face style:name="Times" svg:font-family="Times" style:font-family-generic="roman"/>
    <style:font-face style:name="Times New Roman" svg:font-family="'Times New Roman'" style:font-family-generic="roman"/>
    <style:font-face style:name="Courier" svg:font-family="Courier"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BZ"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BZ"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9T21:15:00.443585628</meta:creation-date>
    <dc:date>2021-03-30T00:51:57.253663596</dc:date>
    <meta:editing-duration>PT1H16M39S</meta:editing-duration>
    <meta:editing-cycles>6</meta:editing-cycles>
    <meta:generator>LibreOffice/6.4.6.2$Linux_X86_64 LibreOffice_project/40$Build-2</meta:generator>
    <meta:document-statistic meta:table-count="7" meta:image-count="0" meta:object-count="0" meta:page-count="6" meta:paragraph-count="137" meta:word-count="780" meta:character-count="6136" meta:non-whitespace-character-count="4518"/>
  </office:meta>
</office:document-meta>
</file>